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Calibri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solid" style:text-underline-width="auto" style:text-underline-color="font-color"/>
    </style:style>
    <style:style style:name="P9" style:family="paragraph" style:parent-style-name="Standard">
      <style:text-properties style:font-name="Calibri" fo:font-weight="normal" style:font-weight-asian="normal" style:font-weight-complex="normal"/>
    </style:style>
    <style:style style:name="P10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1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3" style:family="paragraph" style:parent-style-name="Standard">
      <style:paragraph-properties fo:break-before="page"/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1">
      <style:text-properties style:font-name="Calibri"/>
    </style:style>
    <style:style style:name="P15" style:family="paragraph" style:parent-style-name="Standard" style:list-style-name="L2">
      <style:text-properties style:font-name="Calibri" fo:font-weight="normal" style:font-weight-asian="normal" style:font-weight-complex="normal"/>
    </style:style>
    <style:style style:name="P16" style:family="paragraph" style:parent-style-name="Standard" style:list-style-name="L3">
      <style:text-properties style:font-name="Calibri" fo:font-weight="normal" style:font-weight-asian="normal" style:font-weight-complex="normal"/>
    </style:style>
    <style:style style:name="P17" style:family="paragraph" style:parent-style-name="Standard" style:list-style-name="L4">
      <style:text-properties style:font-name="Calibri" fo:font-weight="normal" style:font-weight-asian="normal" style:font-weight-complex="normal"/>
    </style:style>
    <style:style style:name="P18" style:family="paragraph" style:parent-style-name="Standard" style:list-style-name="L5">
      <style:text-properties style:font-name="Calibri" fo:font-weight="normal" style:font-weight-asian="normal" style:font-weight-complex="normal"/>
    </style:style>
    <style:style style:name="P19" style:family="paragraph" style:parent-style-name="Standard" style:list-style-name="L6">
      <style:text-properties style:font-name="Calibri" fo:font-weight="normal" style:font-weight-asian="normal" style:font-weight-complex="normal"/>
    </style:style>
    <style:style style:name="P20" style:family="paragraph" style:parent-style-name="Standard" style:list-style-name="L10">
      <style:text-properties style:font-name="Calibri" fo:font-weight="normal" style:font-weight-asian="normal" style:font-weight-complex="normal"/>
    </style:style>
    <style:style style:name="P21" style:family="paragraph" style:parent-style-name="Standard" style:list-style-name="L3">
      <style:text-properties style:font-name="Calibri"/>
    </style:style>
    <style:style style:name="P22" style:family="paragraph" style:parent-style-name="Standard" style:list-style-name="L4">
      <style:text-properties style:font-name="Calibri"/>
    </style:style>
    <style:style style:name="P23" style:family="paragraph" style:parent-style-name="Standard" style:list-style-name="L5">
      <style:text-properties style:font-name="Calibri"/>
    </style:style>
    <style:style style:name="P24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5" style:family="paragraph" style:parent-style-name="Standard" style:list-style-name="L11">
      <style:text-properties style:font-name="Calibri" style:text-underline-style="none" fo:font-weight="normal" style:font-weight-asian="normal" style:font-weight-complex="normal"/>
    </style:style>
    <style:style style:name="P26" style:family="paragraph" style:parent-style-name="Standard" style:list-style-name="L5">
      <style:text-properties style:font-name="Calibri" style:text-underline-style="none" fo:font-weight="normal" style:font-weight-asian="normal" style:font-weight-complex="normal"/>
    </style:style>
    <style:style style:name="P27" style:family="paragraph" style:parent-style-name="Standard" style:list-style-name="L8">
      <style:text-properties style:font-name="Calibri" style:text-underline-style="none"/>
    </style:style>
    <style:style style:name="P28" style:family="paragraph" style:parent-style-name="Standard" style:list-style-name="L5">
      <style:text-properties style:font-name="Calibri" style:text-underline-style="none"/>
    </style:style>
    <style:style style:name="P29" style:family="paragraph" style:parent-style-name="Standard" style:list-style-name="L9">
      <style:text-properties style:font-name="Calibri" style:text-underline-style="none"/>
    </style:style>
    <style:style style:name="P30" style:family="paragraph" style:parent-style-name="Standard" style:list-style-name="L10">
      <style:text-properties style:font-name="Calibri" style:text-underline-style="none"/>
    </style:style>
    <style:style style:name="P31" style:family="paragraph" style:parent-style-name="Standard" style:list-style-name="L10">
      <style:text-properties style:font-name="Calibri"/>
    </style:style>
    <style:style style:name="P32" style:family="paragraph" style:parent-style-name="Standard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 style:list-style-name="L5">
      <style:text-properties fo:color="#0000cc" style:font-name="Calibri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son PARSONS David &amp; Audrey<text:tab/><text:tab/><text:tab/><text:tab/><text:tab/><text:tab/><text:tab/></text:p>
      <text:p text:style-name="P1">Lotissement «O Clos Laurie » Lot N°01</text:p>
      <text:p text:style-name="P1">Rue de Pellera 01700 LE MAS RILLIER</text:p>
      <text:p text:style-name="P1"/>
      <text:p text:style-name="P12">LOT ELECTRICITE</text:p>
      <text:p text:style-name="P7">Descriptif</text:p>
      <text:p text:style-name="P2"/>
      <text:p text:style-name="P1"/>
      <text:p text:style-name="P11">Généralités/Divers</text:p>
      <text:list xml:id="list2935124374550855963" text:style-name="L1">
        <text:list-item>
          <text:p text:style-name="P14">Tableau général situé dans le garage (arrière-cuisine)</text:p>
        </text:list-item>
        <text:list-item>
          <text:p text:style-name="P14">Prévoir alimentation pour volets roulants électriques sur toutes les menuiseries extérieures sauf les 3 fenestrons (largeur 70) soit 11 alimentations</text:p>
        </text:list-item>
        <text:list-item>
          <text:p text:style-name="P14">Prévoir un coffret de communication VDI grade 3 automatique</text:p>
        </text:list-item>
        <text:list-item>
          <text:p text:style-name="P14">Antenne terrestre</text:p>
        </text:list-item>
        <text:list-item>
          <text:p text:style-name="P14">VMC (alim ou complet?)</text:p>
        </text:list-item>
      </text:list>
      <text:p text:style-name="P10"/>
      <text:p text:style-name="P11">RDC</text:p>
      <text:p text:style-name="P1"/>
      <text:p text:style-name="P6">Entrée</text:p>
      <text:list xml:id="list4633012180311515676" text:style-name="L2">
        <text:list-item>
          <text:p text:style-name="P15">1 point lumineux commandé en simple allumage</text:p>
        </text:list-item>
        <text:list-item>
          <text:p text:style-name="P15">1 PC</text:p>
        </text:list-item>
        <text:list-item>
          <text:p text:style-name="P15"><text:span text:style-name="T3">p.m.</text:span> <text:span text:style-name="T2">fourreau</text:span> sonnette</text:p>
        </text:list-item>
        <text:list-item>
          <text:p text:style-name="P15">Attente pour implantation future dans bloc cheminée :</text:p>
          <text:list>
            <text:list-item>
              <text:p text:style-name="P15">4 PC</text:p>
            </text:list-item>
            <text:list-item>
              <text:p text:style-name="P15">RJ45</text:p>
            </text:list-item>
            <text:list-item>
              <text:p text:style-name="P15">Coaxial</text:p>
            </text:list-item>
          </text:list>
        </text:list-item>
      </text:list>
      <text:p text:style-name="P6"/>
      <text:p text:style-name="P6">Salon</text:p>
      <text:list xml:id="list2437710739493617862" text:style-name="L3">
        <text:list-item>
          <text:p text:style-name="P16">spots LED + 3 PL commandés par 5 boutons poussoirs (option télévariateur)</text:p>
        </text:list-item>
        <text:list-item>
          <text:p text:style-name="P21">1 bloc 4 PC</text:p>
        </text:list-item>
        <text:list-item>
          <text:p text:style-name="P16">1 bloc 2 PC</text:p>
        </text:list-item>
        <text:list-item>
          <text:p text:style-name="P16">1 PC</text:p>
        </text:list-item>
        <text:list-item>
          <text:p text:style-name="P16">2 RJ45</text:p>
        </text:list-item>
        <text:list-item>
          <text:p text:style-name="P16">Coaxial</text:p>
        </text:list-item>
        <text:list-item>
          <text:p text:style-name="P16">1 alim climatisation</text:p>
        </text:list-item>
      </text:list>
      <text:p text:style-name="P6"/>
      <text:p text:style-name="P6">Salle à manger</text:p>
      <text:list xml:id="list4218403544213398378" text:style-name="L4">
        <text:list-item>
          <text:p text:style-name="P17">spots LED commandés par 3 <text:s/>boutons poussoirs</text:p>
        </text:list-item>
        <text:list-item>
          <text:p text:style-name="P22">1 PC</text:p>
        </text:list-item>
        <text:list-item>
          <text:p text:style-name="P22">1 PC pour vidéoprojecteur dans le faux-plafond</text:p>
        </text:list-item>
        <text:list-item>
          <text:p text:style-name="P17">2 prises HDMI (dont 1 dans faux-plafond) avec longueur câble ~3m</text:p>
          <text:p text:style-name="P17"/>
        </text:list-item>
      </text:list>
      <text:p text:style-name="P6">Cuisine</text:p>
      <text:list xml:id="list7609197664159306590" text:style-name="L5">
        <text:list-item>
          <text:p text:style-name="P18">5 spots LED commandés en va-et-vient</text:p>
        </text:list-item>
        <text:list-item>
          <text:p text:style-name="P18">1 sortie câble 10A (éclairage intégré meuble haut)</text:p>
        </text:list-item>
        <text:list-item>
          <text:p text:style-name="P18">1 blocs 2 PC</text:p>
        </text:list-item>
        <text:list-item>
          <text:p text:style-name="P18">4 blocs 3 PC</text:p>
        </text:list-item>
        <text:list-item>
          <text:p text:style-name="P18">3 PC</text:p>
        </text:list-item>
        <text:list-item>
          <text:p text:style-name="P23"><text:soft-page-break/>1 alim pour four</text:p>
        </text:list-item>
        <text:list-item>
          <text:p text:style-name="P23">1 alim pour plaques à induction</text:p>
        </text:list-item>
        <text:list-item>
          <text:p text:style-name="P23">1 alim pour lave-vaisselle</text:p>
        </text:list-item>
      </text:list>
      <text:p text:style-name="P6"/>
      <text:p text:style-name="P6">Chambre parentale</text:p>
      <text:list xml:id="list629434889" text:continue-numbering="true" text:style-name="L5">
        <text:list-item>
          <text:p text:style-name="P18">1 point lumineux commandé en va-et-vient</text:p>
        </text:list-item>
        <text:list-item>
          <text:p text:style-name="P23">2 <text:span text:style-name="T1">points lumineux en simple allumage (liseuses)</text:span></text:p>
        </text:list-item>
        <text:list-item>
          <text:p text:style-name="P23">2 blocs 2 PC</text:p>
        </text:list-item>
        <text:list-item>
          <text:p text:style-name="P23">2 PC</text:p>
        </text:list-item>
        <text:list-item>
          <text:p text:style-name="P23">RJ45</text:p>
        </text:list-item>
        <text:list-item>
          <text:p text:style-name="P23">Coaxial</text:p>
        </text:list-item>
        <text:list-item>
          <text:p text:style-name="P23">1 alim climatisation</text:p>
        </text:list-item>
      </text:list>
      <text:p text:style-name="P1"/>
      <text:p text:style-name="P6">Dressing</text:p>
      <text:list xml:id="list1265075227" text:continue-numbering="true" text:style-name="L5">
        <text:list-item>
          <text:p text:style-name="P18">1 point lumineux commandé en simple allumage</text:p>
        </text:list-item>
        <text:list-item>
          <text:p text:style-name="P23">1 bloc 2 PC</text:p>
        </text:list-item>
        <text:list-item>
          <text:p text:style-name="P23">1 PC</text:p>
        </text:list-item>
      </text:list>
      <text:p text:style-name="P1"/>
      <text:p text:style-name="P6">WC 1</text:p>
      <text:list xml:id="list7111872358534080975" text:style-name="L6">
        <text:list-item>
          <text:p text:style-name="P19">1 point lumineux commandé en simple allumage</text:p>
        </text:list-item>
      </text:list>
      <text:p text:style-name="P1"/>
      <text:p text:style-name="P6">Dégagement</text:p>
      <text:list xml:id="list741092168" text:continue-list="list1265075227" text:style-name="L5">
        <text:list-item>
          <text:p text:style-name="P18">1 point lumineux en va-et-vient</text:p>
        </text:list-item>
      </text:list>
      <text:p text:style-name="P9"/>
      <text:p text:style-name="P6">SDB 1</text:p>
      <text:list xml:id="list988255902" text:continue-numbering="true" text:style-name="L5">
        <text:list-item>
          <text:p text:style-name="P18">3 points lumineux commandés en simple allumage (2 plaf. + 1 miroir LED)</text:p>
        </text:list-item>
        <text:list-item>
          <text:p text:style-name="P18">1 bloc 2 PC</text:p>
        </text:list-item>
        <text:list-item>
          <text:p text:style-name="P23">1 alim pour sèche serviettes</text:p>
        </text:list-item>
      </text:list>
      <text:p text:style-name="P9"/>
      <text:p text:style-name="P6">Arrière-cuisine</text:p>
      <text:list xml:id="list1835759942" text:continue-numbering="true" text:style-name="L5">
        <text:list-item>
          <text:p text:style-name="P18">1 point lumineux commandé par 3BP ou montage cage d'escalier 3 pts</text:p>
        </text:list-item>
        <text:list-item>
          <text:p text:style-name="P18">1 bloc 2 PC</text:p>
        </text:list-item>
        <text:list-item>
          <text:p text:style-name="P18">1 PC</text:p>
        </text:list-item>
        <text:list-item>
          <text:p text:style-name="P18">1 alim pour congélateur</text:p>
        </text:list-item>
        <text:list-item>
          <text:p text:style-name="P18">1 alim pour lave-linge</text:p>
        </text:list-item>
        <text:list-item>
          <text:p text:style-name="P18">1 alim pour sèche-linge</text:p>
        </text:list-item>
      </text:list>
      <text:p text:style-name="P9"/>
      <text:p text:style-name="P6">Garage</text:p>
      <text:list xml:id="list1577129671" text:continue-numbering="true" text:style-name="L5">
        <text:list-item>
          <text:p text:style-name="P18">2 points lumineux commandés en va-et-vient</text:p>
        </text:list-item>
        <text:list-item>
          <text:p text:style-name="P18">2 bloc 2 PC</text:p>
        </text:list-item>
        <text:list-item>
          <text:p text:style-name="P18">2 PC</text:p>
        </text:list-item>
        <text:list-item>
          <text:p text:style-name="P23">1 alim pour porte sectionnelle</text:p>
        </text:list-item>
      </text:list>
      <text:p text:style-name="P11"/>
      <text:p text:style-name="P13">R+1</text:p>
      <text:p text:style-name="P8"/>
      <text:p text:style-name="P6">Escalier</text:p>
      <text:list xml:id="list1285066502" text:continue-numbering="true" text:style-name="L5">
        <text:list-item>
          <text:p text:style-name="P23">5 spots de balisage faible luminosité avec allumage par détecteur de présence avec sonde de luminosité</text:p>
        </text:list-item>
      </text:list>
      <text:p text:style-name="P1"/>
      <text:p text:style-name="P6">Mezzanine</text:p>
      <text:list xml:id="list1727002161" text:continue-numbering="true" text:style-name="L5">
        <text:list-item>
          <text:p text:style-name="P18">6 spots LED commandés par 4 <text:s/>boutons poussoirs</text:p>
        </text:list-item>
        <text:list-item>
          <text:p text:style-name="P18">1 bloc 2 PC</text:p>
        </text:list-item>
        <text:list-item>
          <text:p text:style-name="P18">5 PC</text:p>
        </text:list-item>
      </text:list>
      <text:p text:style-name="P4"/>
      <text:p text:style-name="P6">Vide sur séjour</text:p>
      <text:list xml:id="list1767095394050863598" text:style-name="L7">
        <text:list-item>
          <text:p text:style-name="P24">4 spots LED commandés en va-et-vient</text:p>
        </text:list-item>
      </text:list>
      <text:p text:style-name="P6"/>
      <text:p text:style-name="P6">Chambre 2</text:p>
      <text:list xml:id="list1193688001" text:continue-list="list1727002161" text:style-name="L5">
        <text:list-item>
          <text:p text:style-name="P18">1 point lumineux commandé en simple allumage</text:p>
        </text:list-item>
        <text:list-item>
          <text:p text:style-name="P23">4 PC</text:p>
        </text:list-item>
      </text:list>
      <text:list xml:id="list7690171698578064686" text:style-name="L8">
        <text:list-item>
          <text:p text:style-name="P27">RJ45</text:p>
        </text:list-item>
      </text:list>
      <text:p text:style-name="P3"/>
      <text:p text:style-name="P6">Chambre 3</text:p>
      <text:list xml:id="list1379343459" text:continue-list="list1193688001" text:style-name="L5">
        <text:list-item>
          <text:p text:style-name="P18">1 point lumineux commandé en simple allumage</text:p>
        </text:list-item>
        <text:list-item>
          <text:p text:style-name="P23">4 PC</text:p>
        </text:list-item>
        <text:list-item>
          <text:p text:style-name="P28">RJ45</text:p>
        </text:list-item>
      </text:list>
      <text:p text:style-name="P3"/>
      <text:p text:style-name="P6">Rangement Chambre 3</text:p>
      <text:list xml:id="list5574251264827366949" text:style-name="L9">
        <text:list-item>
          <text:p text:style-name="P29">1 alim pour plafonnier</text:p>
        </text:list-item>
        <text:list-item>
          <text:p text:style-name="P29">1 PC</text:p>
        </text:list-item>
      </text:list>
      <text:p text:style-name="P6"/>
      <text:p text:style-name="P6">Chambre 4</text:p>
      <text:list xml:id="list4810898073742615963" text:style-name="L10">
        <text:list-item>
          <text:p text:style-name="P20">1 point lumineux commandé en simple allumage</text:p>
        </text:list-item>
        <text:list-item>
          <text:p text:style-name="P31">4 PC</text:p>
        </text:list-item>
        <text:list-item>
          <text:p text:style-name="P30">RJ45</text:p>
        </text:list-item>
      </text:list>
      <text:p text:style-name="P3"/>
      <text:p text:style-name="P5">WC 2</text:p>
      <text:list xml:id="list3247324398355547844" text:style-name="L11">
        <text:list-item>
          <text:p text:style-name="P25">1 point lumineux commandé en simple allumage</text:p>
        </text:list-item>
      </text:list>
      <text:p text:style-name="P3"/>
      <text:p text:style-name="P5">SDB 2</text:p>
      <text:list xml:id="list1396886974" text:continue-list="list1379343459" text:style-name="L5">
        <text:list-item>
          <text:p text:style-name="P18">2 points lumineux commandés en simple allumage</text:p>
        </text:list-item>
        <text:list-item>
          <text:p text:style-name="P18">1 point lumineux direct (sur mobilier)</text:p>
        </text:list-item>
        <text:list-item>
          <text:p text:style-name="P18">1 bloc 2 PC</text:p>
        </text:list-item>
        <text:list-item>
          <text:p text:style-name="P18">1 PC</text:p>
        </text:list-item>
        <text:list-item>
          <text:p text:style-name="P18">1 alim pour sèche serviettes</text:p>
        </text:list-item>
      </text:list>
      <text:p text:style-name="P4"/>
      <text:p text:style-name="P3"/>
      <text:p text:style-name="P3"/>
      <text:p text:style-name="P11"/>
      <text:p text:style-name="P13">CAVE</text:p>
      <text:list xml:id="list2045483940" text:continue-numbering="true" text:style-name="L5">
        <text:list-item>
          <text:p text:style-name="P26">1 PL en applique commandé en va-et-vient (escalier accès cave)</text:p>
        </text:list-item>
        <text:list-item>
          <text:p text:style-name="P26">3 points lumineux en simple allumage (atelier)</text:p>
        </text:list-item>
        <text:list-item>
          <text:p text:style-name="P26">1 point lumineux provisoire de type guirlande de LED déplaçable</text:p>
        </text:list-item>
        <text:list-item>
          <text:p text:style-name="P26">1 bloc 2 PC (atelier)</text:p>
        </text:list-item>
        <text:list-item>
          <text:p text:style-name="P26">alimentation PAC</text:p>
        </text:list-item>
        <text:list-item>
          <text:p text:style-name="P26"><text:span text:style-name="T3">p.m.</text:span> <text:span text:style-name="T2">fourreaux</text:span> en attente pour installation future (2 circuits 8 PC + 2 circuits éclairage)</text:p>
          <text:p text:style-name="P33"/>
        </text:list-item>
      </text:list>
      <text:p text:style-name="P11">ABRI</text:p>
      <text:list xml:id="list240215683" text:continue-numbering="true" text:style-name="L5">
        <text:list-item>
          <text:p text:style-name="P18">1 point lumineux direct (détection)</text:p>
        </text:list-item>
        <text:list-item>
          <text:p text:style-name="P26">1 fourreau en attente pour charge véhicule électrique</text:p>
        </text:list-item>
        <text:list-item>
          <text:p text:style-name="P26">1 PC</text:p>
          <text:p text:style-name="P33"/>
        </text:list-item>
      </text:list>
      <text:p text:style-name="P11">EXTERIEUR</text:p>
      <text:list xml:id="list893068747" text:continue-numbering="true" text:style-name="L5">
        <text:list-item>
          <text:p text:style-name="P18">2 points lumineux commandés par 1 détecteur de présence</text:p>
        </text:list-item>
        <text:list-item>
          <text:p text:style-name="P18">2 points lumineux en simple allumage</text:p>
        </text:list-item>
        <text:list-item>
          <text:p text:style-name="P18">2 X 1 point lumineux en simple allumage</text:p>
        </text:list-item>
        <text:list-item>
          <text:p text:style-name="P23">4 PC</text:p>
        </text:list-item>
        <text:list-item>
          <text:p text:style-name="P26">1 alim pour pompe de relevage</text:p>
        </text:list-item>
        <text:list-item>
          <text:p text:style-name="P26"><text:span text:style-name="T3">p.m.</text:span> <text:span text:style-name="T2">fourreau</text:span> en attente pour portail électrique</text:p>
        </text:list-item>
        <text:list-item>
          <text:p text:style-name="P26"><text:span text:style-name="T3">p.m.</text:span> <text:span text:style-name="T2">fourreau</text:span> en attente pour sonnet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7-02T12:23:46</dc:date>
    <dc:creator>David Parsons</dc:creator>
    <meta:editing-duration>P18DT13H37M57S</meta:editing-duration>
    <meta:editing-cycles>43</meta:editing-cycles>
    <meta:generator>OpenOffice/4.1.1$Unix OpenOffice.org_project/411m6$Build-9775</meta:generator>
    <meta:document-statistic meta:table-count="0" meta:image-count="0" meta:object-count="0" meta:page-count="4" meta:paragraph-count="125" meta:word-count="644" meta:character-count="3174"/>
  </office:meta>
</office:document-meta>
</file>